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  <style:text-properties fo:color="#666666" loext:opacity="100%" style:font-name="Times New Roman1" fo:font-size="12pt" officeooo:paragraph-rsid="006b869f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11c186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none" fo:font-weight="normal" officeooo:paragraph-rsid="011c1860" fo:background-color="transparent" style:font-name-asian="Times New Roman2" style:font-size-asian="16pt" style:font-style-asian="normal" style:font-weight-asian="normal" style:font-name-complex="Times New Roman2" style:font-size-complex="16pt" style:font-weight-complex="normal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2085e" officeooo:paragraph-rsid="011d771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14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dffd0" officeooo:paragraph-rsid="00e97040" style:font-name-asian="Times New Roman2" style:font-size-asian="12pt" style:font-name-complex="Times New Roman2" style:font-size-complex="12pt"/>
    </style:style>
    <style:style style:name="P15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712c8" officeooo:paragraph-rsid="007cb198" style:font-name-asian="Times New Roman2" style:font-size-asian="12pt" style:font-name-complex="Times New Roman2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ea755f" officeooo:paragraph-rsid="00ea755f" style:font-name-asian="Times New Roman2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4f7fb" style:font-name-asian="LiberationSerif1" style:font-size-asian="12pt" style:font-name-complex="LiberationSerif1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75ec4" style:font-name-asian="LiberationSerif1" style:font-size-asian="12pt" style:font-name-complex="LiberationSerif1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114f7fb" officeooo:paragraph-rsid="0114f7fb" style:font-name-asian="LiberationSerif1" style:font-size-asian="12pt" style:font-name-complex="LiberationSerif1" style:font-size-complex="12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2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4pt" style:text-underline-style="none" fo:font-weight="bold" officeooo:rsid="00c14f44" officeooo:paragraph-rsid="00c14f44" style:font-name-asian="LiberationSerif1" style:font-size-asian="14pt" style:font-weight-asian="bold" style:font-name-complex="LiberationSerif1" style:font-size-complex="14pt"/>
    </style:style>
    <style:style style:name="P2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2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ea755f" officeooo:paragraph-rsid="00ea755f" style:font-name-asian="Times New Roman2" style:font-size-asian="16pt" style:font-weight-asian="bold" style:font-name-complex="Times New Roman2" style:font-size-complex="16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3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124aca3" officeooo:paragraph-rsid="0124aca3" style:font-name-asian="Times New Roman2" style:font-size-asian="12pt" style:font-weight-asian="bold" style:font-name-complex="Times New Roman2" style:font-size-complex="12pt" style:font-weight-complex="bold"/>
    </style:style>
    <style:style style:name="P3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3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3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3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e8338a" style:font-name-asian="LiberationSerif1" style:font-size-asian="14pt" style:font-weight-asian="bold" style:font-name-complex="LiberationSerif1" style:font-size-complex="14pt"/>
    </style:style>
    <style:style style:name="P37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38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e8338a" officeooo:paragraph-rsid="00e8338a" style:font-name-asian="LiberationSerif1" style:font-size-asian="14pt" style:font-weight-asian="bold" style:font-name-complex="LiberationSerif1" style:font-size-complex="14pt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Serif" fo:font-size="12pt" officeooo:rsid="0117277c" officeooo:paragraph-rsid="0117277c" style:font-name-asian="LiberationSerif1" style:font-size-asian="12pt" style:font-name-complex="LiberationSerif1" style:font-size-complex="12pt"/>
    </style:style>
    <style:style style:name="P4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1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3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4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e97040" style:font-name-asian="Times New Roman2" style:font-size-asian="12pt" style:font-name-complex="Times New Roman2" style:font-size-complex="12pt"/>
    </style:style>
    <style:style style:name="P45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rsid="0119df9d" officeooo:paragraph-rsid="0119df9d" style:font-name-asian="Times New Roman2" style:font-size-asian="12pt" style:font-name-complex="Times New Roman2" style:font-size-complex="12pt"/>
    </style:style>
    <style:style style:name="P4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text-underline-style="none" officeooo:rsid="00b121da" officeooo:paragraph-rsid="00b121da" style:font-size-asian="12pt" style:font-size-complex="12pt"/>
    </style:style>
    <style:style style:name="P47" style:family="paragraph" style:parent-style-name="Standard">
      <style:text-properties style:font-name="Liberation Serif" fo:font-size="12pt" style:font-size-asian="12pt" style:font-size-complex="12pt"/>
    </style:style>
    <style:style style:name="P48" style:family="paragraph" style:parent-style-name="Standard">
      <style:text-properties style:font-name="Liberation Serif" fo:font-size="12pt" officeooo:rsid="00f60c7d" officeooo:paragraph-rsid="00f60c7d" style:font-size-asian="12pt" style:font-size-complex="12pt"/>
    </style:style>
    <style:style style:name="P49" style:family="paragraph" style:parent-style-name="Standard">
      <style:text-properties style:font-name="Liberation Serif" fo:font-size="12pt" officeooo:paragraph-rsid="00f60c7d" style:font-size-asian="12pt" style:font-size-complex="12pt"/>
    </style:style>
    <style:style style:name="P50" style:family="paragraph" style:parent-style-name="Standard">
      <style:text-properties style:font-name="Liberation Serif" fo:font-size="12pt" officeooo:paragraph-rsid="010ef079" style:font-size-asian="12pt" style:font-size-complex="12pt"/>
    </style:style>
    <style:style style:name="P51" style:family="paragraph" style:parent-style-name="Standard">
      <style:text-properties style:font-name="Liberation Serif" fo:font-size="12pt" officeooo:paragraph-rsid="011038ec" style:font-size-asian="12pt" style:font-size-complex="12pt"/>
    </style:style>
    <style:style style:name="P5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53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54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122085e"/>
    </style:style>
    <style:style style:name="P5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5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de47f7"/>
    </style:style>
    <style:style style:name="P5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58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59" style:family="paragraph" style:parent-style-name="Standard">
      <loext:graphic-properties draw:fill-color="#ffffff"/>
      <style:paragraph-properties fo:margin-top="0in" fo:margin-bottom="0in" style:contextual-spacing="false" fo:line-height="100%" fo:orphans="0" fo:widows="0" fo:padding="0in" fo:border="none"/>
      <style:text-properties officeooo:paragraph-rsid="00c14f44"/>
    </style:style>
    <style:style style:name="P6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124aca3"/>
    </style:style>
    <style:style style:name="P61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6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6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6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style:font-name="Times New Roman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67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68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e97040" style:font-name-asian="Times New Roman2" style:font-size-asian="12pt" style:font-weight-asian="bold" style:font-name-complex="Times New Roman2" style:font-size-complex="12pt"/>
    </style:style>
    <style:style style:name="P69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70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71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1c1860" officeooo:paragraph-rsid="011c1860" style:font-name-asian="Times New Roman2" style:font-size-asian="12pt" style:font-weight-asian="bold" style:font-name-complex="Times New Roman2" style:font-size-complex="12pt"/>
    </style:style>
    <style:style style:name="P72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22085e" officeooo:paragraph-rsid="0122085e" style:font-name-asian="Times New Roman2" style:font-size-asian="12pt" style:font-weight-asian="bold" style:font-name-complex="Times New Roman2" style:font-size-complex="12pt"/>
    </style:style>
    <style:style style:name="P73" style:family="paragraph" style:parent-style-name="Standard">
      <style:text-properties fo:color="#999999" loext:opacity="100%" style:font-name="Times New Roman1" fo:font-size="13pt" officeooo:rsid="004eacde" style:font-name-asian="Times New Roman2" style:font-size-asian="13pt" style:font-name-complex="Times New Roman2" style:font-size-complex="13pt"/>
    </style:style>
    <style:style style:name="P74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7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paragraph-rsid="0120f755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788fc" officeooo:paragraph-rsid="012788fc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rsid="0127d936" officeooo:paragraph-rsid="0127d936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8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9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e97040" style:font-name-asian="Times New Roman2" style:font-size-asian="12pt" style:font-weight-asian="bold" style:font-name-complex="Times New Roman2" style:font-size-complex="12pt"/>
    </style:style>
    <style:style style:name="P80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1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2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3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4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5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6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7" style:family="paragraph" style:parent-style-name="Standard" style:list-style-name="L1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bold" officeooo:rsid="006fa99b" officeooo:paragraph-rsid="00e8a197" style:font-name-asian="LiberationSerif1" style:font-size-asian="12pt" style:font-weight-asian="bold" style:font-name-complex="LiberationSerif1" style:font-size-complex="12pt"/>
    </style:style>
    <style:style style:name="P88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9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90" style:family="paragraph" style:parent-style-name="Standard" style:list-style-name="L1">
      <style:text-properties officeooo:paragraph-rsid="00e8a197"/>
    </style:style>
    <style:style style:name="P91" style:family="paragraph" style:parent-style-name="Standard" style:list-style-name="L1">
      <style:text-properties officeooo:paragraph-rsid="00a37436"/>
    </style:style>
    <style:style style:name="P92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93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94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95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96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f8d84"/>
    </style:style>
    <style:style style:name="P97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P98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P99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59fa4"/>
    </style:style>
    <style:style style:name="P100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9723e"/>
    </style:style>
    <style:style style:name="P101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df45"/>
    </style:style>
    <style:style style:name="P102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f17d"/>
    </style:style>
    <style:style style:name="P103" style:family="paragraph" style:parent-style-name="Standard" style:list-style-name="L2">
      <style:text-properties officeooo:paragraph-rsid="00a64352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112f8b2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style:font-name="Times New Roman1" fo:font-size="12pt" fo:font-weight="bold" officeooo:rsid="00eac26d" style:font-name-asian="Times New Roman2" style:font-size-asian="12pt" style:font-weight-asian="bold" style:font-name-complex="Times New Roman2" style:font-size-complex="12pt"/>
    </style:style>
    <style:style style:name="T14" style:family="text">
      <style:text-properties style:font-name="Times New Roman1" fo:font-weight="bold" style:font-weight-asian="bold"/>
    </style:style>
    <style:style style:name="T15" style:family="text">
      <style:text-properties style:font-name="Times New Roman1" fo:font-weight="bold" officeooo:rsid="005f30c0" style:font-weight-asian="bold"/>
    </style:style>
    <style:style style:name="T16" style:family="text">
      <style:text-properties officeooo:rsid="00235d41"/>
    </style:style>
    <style:style style:name="T17" style:family="text">
      <style:text-properties officeooo:rsid="00249b2b"/>
    </style:style>
    <style:style style:name="T18" style:family="text">
      <style:text-properties officeooo:rsid="002745bc"/>
    </style:style>
    <style:style style:name="T19" style:family="text">
      <style:text-properties officeooo:rsid="002e830f"/>
    </style:style>
    <style:style style:name="T20" style:family="text">
      <style:text-properties fo:color="#000000" loext:opacity="100%" style:font-name="LiberationSerif" style:font-name-asian="LiberationSerif1" style:font-name-complex="LiberationSerif1"/>
    </style:style>
    <style:style style:name="T21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2" style:family="text">
      <style:text-properties fo:color="#000000" loext:opacity="100%" style:font-name="LiberationSerif" officeooo:rsid="005ef43c" style:font-name-asian="LiberationSerif1" style:font-name-complex="LiberationSerif1"/>
    </style:style>
    <style:style style:name="T23" style:family="text">
      <style:text-properties fo:color="#000000" loext:opacity="100%" style:font-name="LiberationSerif" officeooo:rsid="011ae420" style:font-name-asian="LiberationSerif1" style:font-name-complex="LiberationSerif1"/>
    </style:style>
    <style:style style:name="T24" style:family="text">
      <style:text-properties fo:color="#000000" loext:opacity="100%" style:font-name="LiberationSerif" officeooo:rsid="011b1573" style:font-name-asian="LiberationSerif1" style:font-name-complex="LiberationSerif1"/>
    </style:style>
    <style:style style:name="T25" style:family="text"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style:font-name-asian="LiberationSerif1" style:font-size-asian="14pt" style:font-weight-asian="bold" style:font-name-complex="LiberationSerif1" style:font-size-complex="14pt"/>
    </style:style>
    <style:style style:name="T26" style:family="text">
      <style:text-properties fo:color="#000000" loext:opacity="100%" officeooo:rsid="003dffd0"/>
    </style:style>
    <style:style style:name="T27" style:family="text">
      <style:text-properties fo:color="#000000" loext:opacity="100%" officeooo:rsid="00776aff"/>
    </style:style>
    <style:style style:name="T28" style:family="text">
      <style:text-properties officeooo:rsid="0060f9f9"/>
    </style:style>
    <style:style style:name="T29" style:family="text">
      <style:text-properties officeooo:rsid="0061c3b3"/>
    </style:style>
    <style:style style:name="T30" style:family="text">
      <style:text-properties fo:font-size="12pt" style:font-name-asian="Times New Roman2" style:font-size-asian="12pt" style:font-name-complex="Times New Roman2" style:font-size-complex="12pt"/>
    </style:style>
    <style:style style:name="T31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2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eac26d" style:font-size-asian="12pt" style:font-size-complex="12pt"/>
    </style:style>
    <style:style style:name="T35" style:family="text">
      <style:text-properties fo:font-size="12pt" officeooo:rsid="005f30c0" style:font-size-asian="12pt" style:font-size-complex="12pt"/>
    </style:style>
    <style:style style:name="T36" style:family="text">
      <style:text-properties fo:font-size="12pt" officeooo:rsid="006b869f" style:font-size-asian="12pt" style:font-size-complex="12pt"/>
    </style:style>
    <style:style style:name="T37" style:family="text">
      <style:text-properties fo:font-size="12pt" officeooo:rsid="006d0050" style:font-size-asian="12pt" style:font-size-complex="12pt"/>
    </style:style>
    <style:style style:name="T38" style:family="text">
      <style:text-properties fo:font-size="12pt" officeooo:rsid="00a2a234" style:font-size-asian="12pt" style:font-size-complex="12pt"/>
    </style:style>
    <style:style style:name="T39" style:family="text">
      <style:text-properties fo:font-size="12pt" officeooo:rsid="011c1860" style:font-size-asian="12pt" style:font-size-complex="12pt"/>
    </style:style>
    <style:style style:name="T4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1" style:family="text">
      <style:text-properties fo:font-size="12pt" style:text-underline-style="none" fo:font-weight="normal" officeooo:rsid="0120f755" style:font-size-asian="12pt" style:font-weight-asian="normal" style:font-size-complex="12pt" style:font-weight-complex="normal"/>
    </style:style>
    <style:style style:name="T42" style:family="text">
      <style:text-properties fo:font-size="12pt" style:text-underline-style="none" fo:font-weight="normal" officeooo:rsid="0120b6c2" style:font-size-asian="12pt" style:font-weight-asian="normal" style:font-size-complex="12pt" style:font-weight-complex="normal"/>
    </style:style>
    <style:style style:name="T43" style:family="text">
      <style:text-properties fo:font-size="12pt" officeooo:rsid="012788fc" style:font-size-asian="10.5pt" style:font-size-complex="12pt"/>
    </style:style>
    <style:style style:name="T44" style:family="text">
      <style:text-properties style:font-name-asian="LiberationSerif1" style:font-name-complex="LiberationSerif1"/>
    </style:style>
    <style:style style:name="T45" style:family="text">
      <style:text-properties officeooo:rsid="006d864b" style:font-name-asian="LiberationSerif1" style:font-name-complex="LiberationSerif1"/>
    </style:style>
    <style:style style:name="T46" style:family="text">
      <style:text-properties officeooo:rsid="010314f9" style:font-name-asian="LiberationSerif1" style:font-name-complex="LiberationSerif1"/>
    </style:style>
    <style:style style:name="T47" style:family="text">
      <style:text-properties officeooo:rsid="0103cc34" style:font-name-asian="LiberationSerif1" style:font-name-complex="LiberationSerif1"/>
    </style:style>
    <style:style style:name="T48" style:family="text">
      <style:text-properties officeooo:rsid="01115fdb" style:font-name-asian="LiberationSerif1" style:font-name-complex="LiberationSerif1"/>
    </style:style>
    <style:style style:name="T49" style:family="text">
      <style:text-properties officeooo:rsid="006ed880"/>
    </style:style>
    <style:style style:name="T50" style:family="text">
      <style:text-properties officeooo:rsid="00763a8d"/>
    </style:style>
    <style:style style:name="T51" style:family="text">
      <style:text-properties officeooo:rsid="00776aff"/>
    </style:style>
    <style:style style:name="T52" style:family="text">
      <style:text-properties officeooo:rsid="007a0366"/>
    </style:style>
    <style:style style:name="T53" style:family="text">
      <style:text-properties officeooo:rsid="003712c8"/>
    </style:style>
    <style:style style:name="T54" style:family="text">
      <style:text-properties officeooo:rsid="0083e77a"/>
    </style:style>
    <style:style style:name="T55" style:family="text">
      <style:text-properties fo:font-size="10pt" style:font-name-asian="Times New Roman2" style:font-size-asian="10pt" style:font-name-complex="Times New Roman2" style:font-size-complex="10pt"/>
    </style:style>
    <style:style style:name="T56" style:family="text">
      <style:text-properties style:font-name="Liberation Serif" fo:font-size="12pt" style:font-size-asian="12pt" style:font-size-complex="12pt"/>
    </style:style>
    <style:style style:name="T57" style:family="text">
      <style:text-properties style:font-name="Liberation Serif" fo:font-size="12pt" officeooo:rsid="009a2fce" style:font-size-asian="12pt" style:font-size-complex="12pt"/>
    </style:style>
    <style:style style:name="T58" style:family="text">
      <style:text-properties style:font-name="Liberation Serif" fo:font-size="12pt" officeooo:rsid="01111815" style:font-size-asian="12pt" style:font-size-complex="12pt"/>
    </style:style>
    <style:style style:name="T59" style:family="text">
      <style:text-properties style:font-name="Liberation Serif" fo:font-size="12pt" style:text-underline-style="none" officeooo:rsid="00715f2e" style:font-size-asian="12pt" style:font-size-complex="12pt"/>
    </style:style>
    <style:style style:name="T60" style:family="text">
      <style:text-properties style:font-name="Liberation Serif" fo:font-size="12pt" style:text-underline-style="none" officeooo:rsid="0071aa0a" style:font-size-asian="12pt" style:font-size-complex="12pt"/>
    </style:style>
    <style:style style:name="T61" style:family="text">
      <style:text-properties style:font-name="Liberation Serif" fo:font-size="12pt" style:text-underline-style="none" officeooo:rsid="007ccf46" style:font-size-asian="12pt" style:font-size-complex="12pt"/>
    </style:style>
    <style:style style:name="T62" style:family="text">
      <style:text-properties style:font-name="Liberation Serif" fo:font-size="12pt" style:text-underline-style="none" officeooo:rsid="006fa99b" style:font-size-asian="12pt" style:font-size-complex="12pt"/>
    </style:style>
    <style:style style:name="T63" style:family="text">
      <style:text-properties style:font-name="Liberation Serif" fo:font-size="12pt" style:text-underline-style="none" officeooo:rsid="006fb68a" style:font-size-asian="12pt" style:font-size-complex="12pt"/>
    </style:style>
    <style:style style:name="T64" style:family="text">
      <style:text-properties style:font-name="Liberation Serif" fo:font-size="12pt" style:text-underline-style="none" officeooo:rsid="00b121da" style:font-size-asian="12pt" style:font-size-complex="12pt"/>
    </style:style>
    <style:style style:name="T65" style:family="text">
      <style:text-properties style:font-name="Liberation Serif" fo:font-size="12pt" style:text-underline-style="none" officeooo:rsid="00b732b6" style:font-size-asian="12pt" style:font-size-complex="12pt"/>
    </style:style>
    <style:style style:name="T66" style:family="text">
      <style:text-properties style:font-name="Liberation Serif" fo:font-size="12pt" style:text-underline-style="none" officeooo:rsid="00bcb916" style:font-size-asian="12pt" style:font-size-complex="12pt"/>
    </style:style>
    <style:style style:name="T67" style:family="text">
      <style:text-properties style:font-name="Liberation Serif" fo:font-size="12pt" style:text-underline-style="none" officeooo:rsid="00be62a7" style:font-size-asian="12pt" style:font-size-complex="12pt"/>
    </style:style>
    <style:style style:name="T68" style:family="text">
      <style:text-properties style:font-name="Liberation Serif" fo:font-size="12pt" style:text-underline-style="none" officeooo:rsid="00bf8d84" style:font-size-asian="12pt" style:font-size-complex="12pt"/>
    </style:style>
    <style:style style:name="T69" style:family="text">
      <style:text-properties style:font-name="Liberation Serif" fo:font-size="12pt" style:text-underline-style="none" officeooo:rsid="00e8a197" style:font-size-asian="12pt" style:font-size-complex="12pt"/>
    </style:style>
    <style:style style:name="T70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style:text-underline-style="none" fo:font-weight="normal" officeooo:rsid="00e8a197" style:font-size-asian="12pt" style:font-weight-asian="normal" style:font-size-complex="12pt" style:font-weight-complex="normal"/>
    </style:style>
    <style:style style:name="T72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73" style:family="text">
      <style:text-properties officeooo:rsid="00a86cf4"/>
    </style:style>
    <style:style style:name="T74" style:family="text">
      <style:text-properties officeooo:rsid="00a94336"/>
    </style:style>
    <style:style style:name="T75" style:family="text">
      <style:text-properties officeooo:rsid="00aaa034"/>
    </style:style>
    <style:style style:name="T76" style:family="text">
      <style:text-properties officeooo:rsid="00b8133a"/>
    </style:style>
    <style:style style:name="T77" style:family="text">
      <style:text-properties fo:color="#3465a4" loext:opacity="100%" style:font-name="Liberation Serif" fo:font-size="12pt" style:text-underline-style="none" fo:font-weight="normal" officeooo:rsid="00c59fa4" style:font-name-asian="LiberationSerif1" style:font-size-asian="12pt" style:font-weight-asian="normal" style:font-name-complex="LiberationSerif1" style:font-size-complex="12pt" style:font-weight-complex="normal"/>
    </style:style>
    <style:style style:name="T78" style:family="text">
      <style:text-properties fo:color="#3465a4" loext:opacity="100%" style:font-name="Liberation Serif" fo:font-size="12pt" style:text-underline-style="none" fo:font-weight="normal" officeooo:rsid="00c9723e" style:font-name-asian="LiberationSerif1" style:font-size-asian="12pt" style:font-weight-asian="normal" style:font-name-complex="LiberationSerif1" style:font-size-complex="12pt" style:font-weight-complex="normal"/>
    </style:style>
    <style:style style:name="T79" style:family="text">
      <style:text-properties fo:color="#406799" loext:opacity="100%" style:font-name="Liberation Serif" fo:font-size="12pt" style:text-underline-style="none" fo:font-weight="normal" officeooo:rsid="00b121da" style:font-name-asian="LiberationSerif1" style:font-size-asian="12pt" style:font-weight-asian="normal" style:font-name-complex="LiberationSerif1" style:font-size-complex="12pt" style:font-weight-complex="normal"/>
    </style:style>
    <style:style style:name="T80" style:family="text">
      <style:text-properties fo:color="#406799" loext:opacity="100%" style:font-name="Liberation Serif" fo:font-size="12pt" style:text-underline-style="none" fo:font-weight="normal" officeooo:rsid="00c7df45" style:font-name-asian="LiberationSerif1" style:font-size-asian="12pt" style:font-weight-asian="normal" style:font-name-complex="LiberationSerif1" style:font-size-complex="12pt" style:font-weight-complex="normal"/>
    </style:style>
    <style:style style:name="T81" style:family="text">
      <style:text-properties fo:color="#406799" loext:opacity="100%" style:font-name="Liberation Serif" fo:font-size="12pt" style:text-underline-style="none" fo:font-weight="normal" officeooo:rsid="00c7f17d" style:font-name-asian="LiberationSerif1" style:font-size-asian="12pt" style:font-weight-asian="normal" style:font-name-complex="LiberationSerif1" style:font-size-complex="12pt" style:font-weight-complex="normal"/>
    </style:style>
    <style:style style:name="T82" style:family="text">
      <style:text-properties officeooo:rsid="00cb2516"/>
    </style:style>
    <style:style style:name="T83" style:family="text">
      <style:text-properties officeooo:rsid="00d7b15a"/>
    </style:style>
    <style:style style:name="T84" style:family="text">
      <style:text-properties officeooo:rsid="00df6c17"/>
    </style:style>
    <style:style style:name="T85" style:family="text">
      <style:text-properties officeooo:rsid="00dca180"/>
    </style:style>
    <style:style style:name="T86" style:family="text">
      <style:text-properties officeooo:rsid="00e97040"/>
    </style:style>
    <style:style style:name="T87" style:family="text">
      <style:text-properties officeooo:rsid="00ea8760"/>
    </style:style>
    <style:style style:name="T88" style:family="text">
      <style:text-properties officeooo:rsid="00ec9686"/>
    </style:style>
    <style:style style:name="T89" style:family="text">
      <style:text-properties officeooo:rsid="00ee0952"/>
    </style:style>
    <style:style style:name="T90" style:family="text">
      <style:text-properties officeooo:rsid="00ee4c72"/>
    </style:style>
    <style:style style:name="T91" style:family="text">
      <style:text-properties officeooo:rsid="00efbf95"/>
    </style:style>
    <style:style style:name="T92" style:family="text">
      <style:text-properties officeooo:rsid="00f1a348"/>
    </style:style>
    <style:style style:name="T93" style:family="text">
      <style:text-properties officeooo:rsid="00f5a94e"/>
    </style:style>
    <style:style style:name="T94" style:family="text">
      <style:text-properties officeooo:rsid="00f60c7d"/>
    </style:style>
    <style:style style:name="T95" style:family="text">
      <style:text-properties officeooo:rsid="00f9e5b7"/>
    </style:style>
    <style:style style:name="T96" style:family="text">
      <style:text-properties officeooo:rsid="00fa3d13"/>
    </style:style>
    <style:style style:name="T97" style:family="text">
      <style:text-properties officeooo:rsid="00fbbb9f"/>
    </style:style>
    <style:style style:name="T98" style:family="text">
      <style:text-properties officeooo:rsid="0105c30e"/>
    </style:style>
    <style:style style:name="T99" style:family="text">
      <style:text-properties officeooo:rsid="010665c6"/>
    </style:style>
    <style:style style:name="T100" style:family="text">
      <style:text-properties officeooo:rsid="01083506"/>
    </style:style>
    <style:style style:name="T101" style:family="text">
      <style:text-properties officeooo:rsid="0108be62"/>
    </style:style>
    <style:style style:name="T102" style:family="text">
      <style:text-properties officeooo:rsid="010afeb7"/>
    </style:style>
    <style:style style:name="T103" style:family="text">
      <style:text-properties officeooo:rsid="010cb891"/>
    </style:style>
    <style:style style:name="T104" style:family="text">
      <style:text-properties officeooo:rsid="010ef079"/>
    </style:style>
    <style:style style:name="T105" style:family="text">
      <style:text-properties officeooo:rsid="0114f7fb"/>
    </style:style>
    <style:style style:name="T106" style:family="text">
      <style:text-properties officeooo:rsid="011614ff"/>
    </style:style>
    <style:style style:name="T107" style:family="text">
      <style:text-properties officeooo:rsid="01165a92"/>
    </style:style>
    <style:style style:name="T108" style:family="text">
      <style:text-properties officeooo:rsid="01175ec4"/>
    </style:style>
    <style:style style:name="T109" style:family="text">
      <style:text-properties officeooo:rsid="0118cc5c"/>
    </style:style>
    <style:style style:name="T110" style:family="text">
      <style:text-properties officeooo:rsid="0122085e"/>
    </style:style>
    <style:style style:name="T111" style:family="text">
      <style:text-properties officeooo:rsid="00a2a234"/>
    </style:style>
    <style:style style:name="T112" style:family="text">
      <style:text-properties officeooo:rsid="0124aca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Benjamin Toll</text:p>
      <text:p text:style-name="P61"><text:a xlink:type="simple" xlink:href="mailto:benjam72@yahoo.com" text:style-name="ListLabel_20_73" text:visited-style-name="ListLabel_20_73"><text:span text:style-name="T1">benjam72@yahoo.com</text:span></text:a></text:p>
      <text:p text:style-name="P61"><text:a xlink:type="simple" xlink:href="http://www.benjamintoll.com/" text:style-name="ListLabel_20_74" text:visited-style-name="ListLabel_20_74"><text:span text:style-name="T7">http</text:span><text:span text:style-name="T8">s</text:span><text:span text:style-name="T7">://benjamintoll.com</text:span></text:a></text:p>
      <text:p text:style-name="P57"><text:a xlink:type="simple" xlink:href="https://github.com/btoll" text:style-name="Internet_20_link" text:visited-style-name="Visited_20_Internet_20_Link"><text:span text:style-name="T7">https://github.com/btoll</text:span></text:a></text:p>
      <text:p text:style-name="P73"/>
      <text:p text:style-name="P6">E<text:span text:style-name="T74">XPERIENCE</text:span></text:p>
      <text:p text:style-name="P71">Veriforce</text:p>
      <text:p text:style-name="P5"><text:span text:style-name="T39">Principal</text:span><text:span text:style-name="T34"> </text:span><text:span text:style-name="T35">DevOps </text:span><text:span text:style-name="T36">Engineer<text:tab/><text:tab/><text:tab/><text:tab/></text:span><text:span text:style-name="T33">Princeton, MA</text:span></text:p>
      <text:p text:style-name="P8"><text:span text:style-name="T39">December</text:span><text:span text:style-name="T33"> 20</text:span><text:span text:style-name="T37">2</text:span><text:span text:style-name="T39">3</text:span><text:span text:style-name="T33"> – </text:span><text:span text:style-name="T39">present</text:span></text:p>
      <text:p text:style-name="P75"><text:span text:style-name="T40">Leading transition to GitOps for all Kubernetes clusters across the organization.</text:span><text:span text:style-name="T38"/></text:p>
      <text:p text:style-name="P76"><text:span text:style-name="T40">Recommend best practices for Kubernetes, Docker and Ansible and perform design and code reviews.</text:span><text:span text:style-name="T38"/></text:p>
      <text:p text:style-name="P75"><text:span text:style-name="T42">Regularly reasearch and demo new technology and seek ways to improve existing infrastructure.</text:span><text:span text:style-name="T38"/></text:p>
      <text:p text:style-name="P77"><text:span text:style-name="T42">M</text:span><text:span text:style-name="T40">entor junior members of the team.</text:span><text:span text:style-name="T38"/></text:p>
      <text:p text:style-name="P9"/>
      <text:p text:style-name="P72">Career Break</text:p>
      <text:p text:style-name="P54"><text:span text:style-name="T111">October 2022 – </text:span><text:span text:style-name="T110">November 2023</text:span></text:p>
      <text:p text:style-name="P54"/>
      <text:p text:style-name="P69">Taos/IBM</text:p>
      <text:p text:style-name="P58"><text:span text:style-name="T12">Senior </text:span><text:span text:style-name="T13">Software and </text:span><text:span text:style-name="T11">DevOps </text:span><text:span text:style-name="T10">Engineer<text:tab/><text:tab/></text:span><text:span text:style-name="T9">Princeton, MA</text:span></text:p>
      <text:p text:style-name="P53"><text:span text:style-name="T30">J</text:span><text:span text:style-name="T31">une</text:span><text:span text:style-name="T30"> 20</text:span><text:span text:style-name="T31">21</text:span><text:span text:style-name="T30"> – </text:span><text:span text:style-name="T32">October 2022</text:span></text:p>
      <text:p text:style-name="P16"><text:span text:style-name="T48">Collaborated</text:span><text:span text:style-name="T44"> with several clients </text:span><text:span text:style-name="T45">including GitHub, PagerDuty, etc. </text:span><text:span text:style-name="T46">where I performed tasks relating to both software engineering and DevOps. <text:s/></text:span><text:span text:style-name="T47">If there was a need, I filled it.</text:span></text:p>
      <text:p text:style-name="P20"/>
      <text:p text:style-name="P21"><text:span text:style-name="T105">Development</text:span>:</text:p>
      <text:p text:style-name="P21">- <text:span text:style-name="T105">Mostly focused on t</text:span><text:span text:style-name="T49">ooling, </text:span><text:span text:style-name="T88">including new features, </text:span><text:span text:style-name="T91">using Go, Python and Ruby.</text:span></text:p>
      <text:p text:style-name="P21">- <text:span text:style-name="T105">Testing, both functional and unit, in both Go and Python.</text:span></text:p>
      <text:p text:style-name="P21">- <text:span text:style-name="T105">Participated in code reviews.</text:span></text:p>
      <text:p text:style-name="P21"/>
      <text:p text:style-name="P24">Operations and Security:</text:p>
      <text:p text:style-name="P22">- <text:span text:style-name="T105">Mostly focused on c</text:span>ontainer security, <text:span text:style-name="T98">including code and image vulnerability scanning.</text:span></text:p>
      <text:p text:style-name="P23"><text:span text:style-name="T105">- Enforced access controls </text:span><text:span text:style-name="T108">a</text:span><text:span text:style-name="T105">nd </text:span><text:span text:style-name="T108">other security</text:span><text:span text:style-name="T105"> best practices </text:span><text:span text:style-name="T108">in Kubernetes.</text:span></text:p>
      <text:p text:style-name="P23"><text:span text:style-name="T105">- </text:span><text:span text:style-name="T108">Enforced Dockerfile best practices,</text:span><text:span text:style-name="T105"> rootless containers, </text:span><text:span text:style-name="T108">multi-stage builds and </text:span><text:span text:style-name="T105">limiting resources and capabilities.</text:span></text:p>
      <text:p text:style-name="P21">- <text:span text:style-name="T109">Regular use of </text:span><text:span text:style-name="T83">AWS cloud services such as S3, EC2, EKS</text:span><text:span text:style-name="T89">, </text:span><text:span text:style-name="T83">IAM, et al.</text:span></text:p>
      <text:p text:style-name="P21">- <text:span text:style-name="T109">Regular use of IaC tools such as </text:span><text:span text:style-name="T90">Ansible, Terraform, </text:span><text:span text:style-name="T109">Chef, et al.</text:span></text:p>
      <text:p text:style-name="P3"/>
      <text:p text:style-name="P70">Algorand</text:p>
      <text:p text:style-name="P67"><text:soft-page-break/><text:span text:style-name="T50">Senior </text:span><text:span text:style-name="T18">DevOps Engineer</text:span><text:tab/><text:tab/><text:span text:style-name="T17">Boston</text:span>, MA</text:p>
      <text:p text:style-name="P43"><text:span text:style-name="T28">November 2019</text:span> – <text:span text:style-name="T17">February 2021</text:span></text:p>
      <text:p text:style-name="P13">Responsible for package builds as well as maintaining in-house tools and<text:span text:style-name="T19"> Kubernetes build cluster, </text:span><text:span text:style-name="T106">including implementing best-practice security methods.</text:span></text:p>
      <text:p text:style-name="P15">- Built a fully-automated package build pipeline <text:span text:style-name="T109">using</text:span> Jenkins in a Kubernetes cluster. Include<text:span text:style-name="T107">d</text:span> creation of deb and rpm packages, testing, signing and deploying to hosted mirrors.</text:p>
      <text:p text:style-name="P13"><text:span text:style-name="T53">- Maintain</text:span><text:span text:style-name="T51">ed</text:span><text:span text:style-name="T53"> and improve</text:span><text:span text:style-name="T51">d</text:span><text:span text:style-name="T53"> in-house </text:span><text:span text:style-name="T107">IaC tool </text:span><text:span text:style-name="T53">written in Python. <text:s/>Added plugin support and other enhancements which further helped to automate and streamline build pipeline.</text:span></text:p>
      <text:p text:style-name="P13">- <text:span text:style-name="T92">Engaged in code reviews (Go, Python, Bash scripts)</text:span></text:p>
      <text:p text:style-name="P44"><text:span text:style-name="T26">- Wr</text:span><text:span text:style-name="T27">o</text:span><text:span text:style-name="T26">te tests and documentation.</text:span></text:p>
      <text:p text:style-name="P14"/>
      <text:p text:style-name="P68">Consultant</text:p>
      <text:p text:style-name="P44"><text:span text:style-name="T15">Software Engineer and DevOps</text:span><text:span text:style-name="T14"><text:tab/>Princeton, MA</text:span></text:p>
      <text:p text:style-name="P44">January 201<text:span text:style-name="T16">6</text:span> – <text:span text:style-name="T86">October 2022</text:span></text:p>
      <text:p text:style-name="P44"><text:span text:style-name="T22">Work with several clients to develop full-stack applications written in JavaScript/React, Elm and Go with infrastructure in AWS and GCP. <text:s/>In addition, </text:span><text:span text:style-name="T21">maintained Linux systems on-premise.</text:span></text:p>
      <text:p text:style-name="P45"><text:span text:style-name="T23">Improved performance with</text:span><text:span text:style-name="T20"> Redis and </text:span><text:span text:style-name="T24">M</text:span><text:span text:style-name="T20">emcached.</text:span></text:p>
      <text:p text:style-name="P39">Hardened Linux servers and tested web pages and APIs using security tools such as Burp and ZAP. </text:p>
      <text:list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9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6">Sencha Inc</text:p>
      <text:p text:style-name="P66"><text:span text:style-name="T29">Frameworks Engineer</text:span><text:tab/><text:tab/>Redwood City, CA</text:p>
      <text:p text:style-name="P42">May 2013 - December 2015</text:p>
      <text:p text:style-name="P10">Worked on the Ext framework as part of a remote team. <text:s/>My primary role was that of enhanced engineering.</text:p>
      <text:list text:style-name="WWNum3">
        <text:list-header>
          <text:p text:style-name="P80"><text:span text:style-name="T30">- F</text:span><text:span text:style-name="T6">ixed bugs that </text:span><text:span text:style-name="T30">had been escalated</text:span><text:span text:style-name="T6"> by the Support team and/or by customer request.</text:span></text:p>
          <text:p text:style-name="P84">- Patches (and tests) would then be merged into core.</text:p>
          <text:p text:style-name="P80"><text:span text:style-name="T30">- As</text:span><text:span text:style-name="T6"> the last stop in the escalation chain, </text:span><text:span text:style-name="T30">w</text:span><text:span text:style-name="T6">orked on bugs that </text:span><text:span text:style-name="T30">were</text:span><text:span text:style-name="T6"> very difficult and esoteric.</text:span></text:p>
          <text:p text:style-name="P84">- Selected by manager to maintain viability of older product releases.</text:p>
          <text:p text:style-name="P84">- One of the top framework contributors in the history of the company.</text:p>
        </text:list-header>
      </text:list>
      <text:p text:style-name="P25"><text:span text:style-name="T6">In addition, </text:span><text:span text:style-name="T30">w</text:span><text:span text:style-name="T6">orked on new framework features and other projects within the company.</text:span></text:p>
      <text:list text:style-name="WWNum6">
        <text:list-header>
          <text:p text:style-name="P81"><text:span text:style-name="T30">- P</text:span><text:span text:style-name="T6">rimary developer on the improved gridfilters API that shipped starting with Sencha 5.</text:span></text:p>
          <text:p text:style-name="P81"><text:span text:style-name="T30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10">Volunteered personal time to assist and mentor.</text:p>
      <text:p text:style-name="P11"/>
      <text:p text:style-name="P4">Sencha Inc</text:p>
      <text:p text:style-name="P64"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7"><text:soft-page-break/>June 2011 - April 2013</text:p>
      <text:p text:style-name="P25"><text:span text:style-name="T30">H</text:span><text:span text:style-name="T6">ired when the department was first created and was the second support engineer added to the team. <text:s/>This was a</text:span><text:span text:style-name="T30">n engineering job and within the purview of the engineering department. <text:s/>All solutions were provided in code and patches to the framework were encouraged.</text:span></text:p>
      <text:list text:style-name="WWNum1">
        <text:list-header>
          <text:p text:style-name="P82"><text:span text:style-name="T30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82"><text:span text:style-name="T30">- A</text:span><text:span text:style-name="T6">s a senior member of the team</text:span><text:span text:style-name="T30"> was</text:span><text:span text:style-name="T6"> one of three team members that would be assigned the difficult escalated tickets to resolve.</text:span></text:p>
          <text:p text:style-name="P85">- Promoted to the Ext frameworks team.</text:p>
        </text:list-header>
      </text:list>
      <text:p text:style-name="P26"><text:span text:style-name="T30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55"> <text:s/></text:span><text:span text:style-name="T30">These included git extensions and bash tools.</text:span></text:p>
      <text:p text:style-name="P12">Volunteered personal time to assist and mentor.</text:p>
      <text:p text:style-name="P2"/>
      <text:p text:style-name="P4">Yahoo!</text:p>
      <text:p text:style-name="P64"><text:span text:style-name="T4">Senior Javascript Engineer</text:span><text:span text:style-name="T9"><text:tab/><text:tab/><text:tab/>Sunnyvale, CA</text:span></text:p>
      <text:p text:style-name="P40">November 2009 - May 2011</text:p>
      <text:p text:style-name="P25"><text:span text:style-name="T30">W</text:span><text:span text:style-name="T6">orked on the Connected TV team. <text:s/>JavaScript running on TVs.</text:span></text:p>
      <text:list text:style-name="WWNum5">
        <text:list-header>
          <text:p text:style-name="P83"><text:span text:style-name="T30">- D</text:span><text:span text:style-name="T6">eveloped new applications to run on networked TVs.</text:span></text:p>
          <text:p text:style-name="P83"><text:span text:style-name="T30">- Contributed to </text:span><text:span text:style-name="T6">the KONtx framework.</text:span></text:p>
          <text:p text:style-name="P83"><text:span text:style-name="T30">- P</text:span><text:span text:style-name="T6">rincipal maintainer of several high profile applications (eBay, NFL, Y! TV).</text:span></text:p>
          <text:p text:style-name="P86">- Very active in <text:span text:style-name="T54">user </text:span>forums <text:span text:style-name="T54">answering questions and providing solutions in code</text:span>.</text:p>
        </text:list-header>
      </text:list>
      <text:p text:style-name="P25"><text:span text:style-name="T6">Because there were no GUI devtools like that in the browser to help debug a program, became very good at thinking through problems and all iterations of them to try and anticipate bugs, which has helped </text:span><text:span text:style-name="T30">tremendously</text:span><text:span text:style-name="T6"> in every role since.</text:span></text:p>
      <text:p text:style-name="P1"/>
      <text:p text:style-name="P66">GoDaddy</text:p>
      <text:p text:style-name="P66"><text:span text:style-name="T29">Web Developer</text:span><text:tab/><text:tab/><text:tab/>Phoenix, AZ</text:p>
      <text:p text:style-name="P42">January 2009 - November 2009</text:p>
      <text:p text:style-name="P12">Worked on the ecommerce team as the sole frontend developer.</text:p>
      <text:p text:style-name="P12"/>
      <text:p text:style-name="P30">E<text:span text:style-name="T74">DUCATION</text:span></text:p>
      <text:p text:style-name="P52"><text:span text:style-name="T5">University of New Mexico</text:span><text:span text:style-name="T30">, </text:span><text:span text:style-name="T5">BA, History, 1996 - 1999</text:span></text:p>
      <text:list text:style-name="WWNum8">
        <text:list-header>
          <text:p text:style-name="P88">- 3.9<text:span text:style-name="T52">2</text:span> / 4.00</text:p>
          <text:p text:style-name="P89">- summa cum laude</text:p>
          <text:p text:style-name="P78">- Phi Beta Kappa</text:p>
          <text:p text:style-name="P88">- Phi Alpha Theta</text:p>
        </text:list-header>
      </text:list>
      <text:p text:style-name="P41"/>
      <text:p text:style-name="P29"><text:soft-page-break/>LANGUAGES</text:p>
      <text:p text:style-name="P17">Speak and read Italian at a conversational level. <text:s/><text:span text:style-name="T87">See my </text:span><text:a xlink:type="simple" xlink:href="https://italy.benjamintoll.com/" text:style-name="Internet_20_link" text:visited-style-name="Visited_20_Internet_20_Link"><text:span text:style-name="T87">Italian-English dictionary website</text:span></text:a><text:span text:style-name="T87">.</text:span></text:p>
      <text:p text:style-name="P41"/>
      <text:p text:style-name="P28">C<text:span text:style-name="T74">ERTIFICATIONS</text:span></text:p>
      <text:p text:style-name="P18"><text:s/></text:p>
      <text:p text:style-name="P32">Certified Kubernetes Administrator</text:p>
      <text:p text:style-name="P60"><text:a xlink:type="simple" xlink:href="https://www.credly.com/badges/eea5ccd2-e434-401e-a5ca-84bf6d54ddb7/linked_in_profile" text:style-name="Internet_20_link" text:visited-style-name="Visited_20_Internet_20_Link"><text:span text:style-name="T112">CKA: Certified Kubernetes Adminstrator</text:span></text:a></text:p>
      <text:p text:style-name="P60"/>
      <text:p text:style-name="P31">Linux Professional Institute</text:p>
      <text:p text:style-name="P55"><text:a xlink:type="simple" xlink:href="https://cs.lpi.org/caf/Xamman/certification/verify/LPI000541063/wegxxhyt2q" text:style-name="Internet_20_link" text:visited-style-name="Visited_20_Internet_20_Link"><text:span text:style-name="T84">LE-1: Linux Essentials</text:span></text:a></text:p>
      <text:p text:style-name="P65"/>
      <text:p text:style-name="P65">The Linux Foundation</text:p>
      <text:p text:style-name="P56"><text:a xlink:type="simple" xlink:href="https://www.credly.com/earner/earned/badge/ca1c4929-6a67-4c6c-b14f-2513131a3e6f" text:style-name="Internet_20_link" text:visited-style-name="Visited_20_Internet_20_Link"><text:span text:style-name="T85">Kubernetes and Cloud Native Associate</text:span></text:a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6T23:11:11.582095845</dc:date>
    <meta:editing-duration>P1DT13H2M58S</meta:editing-duration>
    <meta:editing-cycles>236</meta:editing-cycles>
    <meta:generator>LibreOffice/7.4.7.2$Linux_X86_64 LibreOffice_project/40$Build-2</meta:generator>
    <meta:document-statistic meta:table-count="0" meta:image-count="0" meta:object-count="0" meta:page-count="4" meta:paragraph-count="94" meta:word-count="895" meta:character-count="5605" meta:non-whitespace-character-count="4793"/>
  </office:meta>
</office:document-meta>
</file>